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arial" svg:font-family="arial, x-locale-body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1ec161" officeooo:paragraph-rsid="001ec161" style:font-weight-asian="bold" style:font-weight-complex="bold"/>
    </style:style>
    <style:style style:name="P2" style:family="paragraph" style:parent-style-name="Standard">
      <style:text-properties style:font-name="Times New Roman" fo:font-size="18pt" fo:font-weight="bold" officeooo:rsid="00200702" officeooo:paragraph-rsid="00200702" style:font-weight-asian="bold" style:font-weight-complex="bold"/>
    </style:style>
    <style:style style:name="P3" style:family="paragraph" style:parent-style-name="Standard">
      <style:text-properties style:font-name="Times New Roman" fo:font-size="18pt" fo:font-weight="bold" officeooo:rsid="002387e1" officeooo:paragraph-rsid="002387e1" style:font-weight-asian="bold" style:font-weight-complex="bold"/>
    </style:style>
    <style:style style:name="P4" style:family="paragraph" style:parent-style-name="Standard">
      <style:text-properties style:font-name="Times New Roman" fo:font-size="18pt" fo:font-weight="bold" officeooo:rsid="0027bdaa" officeooo:paragraph-rsid="0027bdaa" style:font-weight-asian="bold" style:font-weight-complex="bold"/>
    </style:style>
    <style:style style:name="P5" style:family="paragraph" style:parent-style-name="Standard">
      <style:text-properties style:font-name="Times New Roman" fo:font-size="18pt" fo:font-weight="bold" officeooo:rsid="003132f2" officeooo:paragraph-rsid="003132f2" style:font-weight-asian="bold" style:font-weight-complex="bold"/>
    </style:style>
    <style:style style:name="P6" style:family="paragraph" style:parent-style-name="Standard">
      <style:text-properties style:font-name="Times New Roman" fo:font-size="18pt" fo:font-weight="bold" officeooo:rsid="00326933" officeooo:paragraph-rsid="00326933" style:font-weight-asian="bold" style:font-weight-complex="bold"/>
    </style:style>
    <style:style style:name="P7" style:family="paragraph" style:parent-style-name="Standard">
      <style:text-properties style:font-name="Times New Roman" fo:font-size="14pt" fo:font-weight="normal" officeooo:rsid="0021858d" officeooo:paragraph-rsid="0021858d" style:font-weight-asian="normal" style:font-weight-complex="normal"/>
    </style:style>
    <style:style style:name="P8" style:family="paragraph" style:parent-style-name="Standard">
      <style:text-properties style:font-name="Times New Roman" fo:font-size="14pt" fo:font-weight="bold" officeooo:rsid="002fb075" officeooo:paragraph-rsid="002fb075" style:font-weight-asian="bold" style:font-weight-complex="bold"/>
    </style:style>
    <style:style style:name="P9" style:family="paragraph" style:parent-style-name="Standard">
      <style:text-properties style:font-name="Times New Roman" fo:font-size="12pt" fo:font-weight="normal" officeooo:rsid="002273d7" officeooo:paragraph-rsid="002273d7" style:font-weight-asian="normal" style:font-weight-complex="normal"/>
    </style:style>
    <style:style style:name="P10" style:family="paragraph" style:parent-style-name="Standard">
      <style:text-properties style:font-name="Times New Roman" fo:font-size="12pt" fo:font-weight="normal" officeooo:rsid="0023ed0f" officeooo:paragraph-rsid="0023ed0f" style:font-weight-asian="normal" style:font-weight-complex="normal"/>
    </style:style>
    <style:style style:name="P11" style:family="paragraph" style:parent-style-name="Standard">
      <style:text-properties style:font-name="Times New Roman" fo:font-size="12pt" fo:font-weight="normal" officeooo:rsid="0024cf6f" officeooo:paragraph-rsid="0024cf6f" style:font-weight-asian="normal" style:font-weight-complex="normal"/>
    </style:style>
    <style:style style:name="P12" style:family="paragraph" style:parent-style-name="Standard">
      <style:text-properties style:font-name="Times New Roman" fo:font-size="12pt" fo:font-weight="normal" officeooo:rsid="0027bdaa" officeooo:paragraph-rsid="0027bdaa" style:font-weight-asian="normal" style:font-weight-complex="normal"/>
    </style:style>
    <style:style style:name="P13" style:family="paragraph" style:parent-style-name="Standard">
      <style:text-properties style:font-name="Times New Roman" fo:font-size="12pt" fo:font-weight="normal" officeooo:rsid="00292b9a" officeooo:paragraph-rsid="00292b9a" style:font-weight-asian="normal" style:font-weight-complex="normal"/>
    </style:style>
    <style:style style:name="P14" style:family="paragraph" style:parent-style-name="Standard">
      <style:text-properties style:font-name="Times New Roman" fo:font-size="12pt" fo:font-weight="normal" officeooo:rsid="002a2aa0" officeooo:paragraph-rsid="002a2aa0" style:font-weight-asian="normal" style:font-weight-complex="normal"/>
    </style:style>
    <style:style style:name="P15" style:family="paragraph" style:parent-style-name="Standard">
      <style:text-properties style:font-name="Times New Roman" fo:font-size="12pt" fo:font-weight="normal" officeooo:rsid="002b6833" officeooo:paragraph-rsid="002b6833" style:font-weight-asian="normal" style:font-weight-complex="normal"/>
    </style:style>
    <style:style style:name="P16" style:family="paragraph" style:parent-style-name="Standard">
      <style:text-properties style:font-name="Times New Roman" fo:font-size="12pt" fo:font-weight="normal" officeooo:rsid="002ce2f8" officeooo:paragraph-rsid="002ce2f8" style:font-weight-asian="normal" style:font-weight-complex="normal"/>
    </style:style>
    <style:style style:name="P17" style:family="paragraph" style:parent-style-name="Standard">
      <style:text-properties style:font-name="Times New Roman" fo:font-size="12pt" fo:font-weight="normal" officeooo:rsid="002d7515" officeooo:paragraph-rsid="002d7515" style:font-weight-asian="normal" style:font-weight-complex="normal"/>
    </style:style>
    <style:style style:name="P18" style:family="paragraph" style:parent-style-name="Standard">
      <style:text-properties style:font-name="Times New Roman" fo:font-size="12pt" fo:font-weight="bold" officeooo:rsid="00292b9a" officeooo:paragraph-rsid="00292b9a" style:font-weight-asian="bold" style:font-weight-complex="bold"/>
    </style:style>
    <style:style style:name="P19" style:family="paragraph" style:parent-style-name="Standard">
      <style:text-properties style:font-name="Times New Roman" fo:font-size="12pt" fo:font-weight="bold" officeooo:rsid="002b6833" officeooo:paragraph-rsid="002b6833" style:font-weight-asian="bold" style:font-weight-complex="bold"/>
    </style:style>
    <style:style style:name="P20" style:family="paragraph" style:parent-style-name="Standard">
      <style:text-properties style:font-name="Times New Roman" fo:font-size="12pt" fo:font-weight="bold" officeooo:rsid="002d7515" officeooo:paragraph-rsid="002d7515" style:font-weight-asian="bold" style:font-weight-complex="bold"/>
    </style:style>
    <style:style style:name="P21" style:family="paragraph" style:parent-style-name="Standard">
      <style:text-properties style:font-name="Times New Roman" fo:font-size="12pt" fo:font-weight="bold" officeooo:rsid="002f730c" officeooo:paragraph-rsid="002f730c" style:font-weight-asian="bold" style:font-weight-complex="bold"/>
    </style:style>
    <style:style style:name="P22" style:family="paragraph" style:parent-style-name="Text_20_body">
      <style:text-properties fo:color="#000000" loext:opacity="100%" style:font-name="Times New Roman" fo:font-size="18pt" fo:font-weight="bold" officeooo:rsid="00341081" officeooo:paragraph-rsid="00341081" style:font-weight-asian="bold" style:font-weight-complex="bold"/>
    </style:style>
    <style:style style:name="P23" style:family="paragraph" style:parent-style-name="List_20_Contents">
      <style:paragraph-properties fo:margin-left="1.508cm" fo:margin-right="0.508cm" fo:margin-top="0cm" fo:margin-bottom="0.508cm" style:contextual-spacing="false" fo:orphans="2" fo:widows="2" fo:text-indent="0cm" style:auto-text-indent="false"/>
    </style:style>
    <style:style style:name="P24" style:family="paragraph" style:parent-style-name="Standard">
      <style:text-properties style:font-name="Times New Roman" fo:font-size="12pt" fo:font-weight="normal" officeooo:rsid="002fb075" officeooo:paragraph-rsid="002fb075" style:font-weight-asian="normal" style:font-weight-complex="normal"/>
    </style:style>
    <style:style style:name="P25" style:family="paragraph" style:parent-style-name="Standard">
      <style:text-properties style:font-name="Times New Roman" fo:font-size="12pt" fo:font-weight="normal" officeooo:rsid="003132f2" officeooo:paragraph-rsid="003132f2" style:font-weight-asian="normal" style:font-weight-complex="normal"/>
    </style:style>
    <style:style style:name="P26" style:family="paragraph" style:parent-style-name="Standard">
      <style:text-properties style:font-name="Times New Roman" fo:font-size="12pt" fo:font-weight="normal" officeooo:rsid="00326933" officeooo:paragraph-rsid="00326933" style:font-weight-asian="normal" style:font-weight-complex="normal"/>
    </style:style>
    <style:style style:name="P27" style:family="paragraph" style:parent-style-name="Standard">
      <style:text-properties style:font-name="Times New Roman" fo:font-size="18pt" fo:font-weight="bold" officeooo:rsid="00341081" officeooo:paragraph-rsid="00341081" style:font-weight-asian="bold" style:font-weight-complex="bold"/>
    </style:style>
    <style:style style:name="P28" style:family="paragraph" style:parent-style-name="Standard">
      <style:text-properties fo:color="#000000" loext:opacity="100%" style:font-name="Times New Roman" fo:font-size="18pt" fo:font-weight="bold" officeooo:rsid="00341081" officeooo:paragraph-rsid="00341081" style:font-weight-asian="bold" style:font-weight-complex="bold"/>
    </style:style>
    <style:style style:name="P29" style:family="paragraph" style:parent-style-name="Standard">
      <style:text-properties fo:color="#000000" loext:opacity="100%" style:font-name="Times New Roman" fo:font-size="18pt" fo:font-weight="bold" officeooo:rsid="0036ae9c" officeooo:paragraph-rsid="0036ae9c" style:font-weight-asian="bold" style:font-weight-complex="bold"/>
    </style:style>
    <style:style style:name="P30" style:family="paragraph" style:parent-style-name="Standard">
      <style:text-properties fo:color="#000000" loext:opacity="100%" style:font-name="Times New Roman" fo:font-size="18pt" fo:font-weight="bold" officeooo:rsid="003782ab" officeooo:paragraph-rsid="003782ab" style:font-weight-asian="bold" style:font-weight-complex="bold"/>
    </style:style>
    <style:style style:name="P31" style:family="paragraph" style:parent-style-name="Standard">
      <style:text-properties fo:color="#000000" loext:opacity="100%" style:font-name="Times New Roman" fo:font-size="18pt" fo:font-weight="bold" officeooo:rsid="0037f318" officeooo:paragraph-rsid="0037f318" style:font-weight-asian="bold" style:font-weight-complex="bold"/>
    </style:style>
    <style:style style:name="P32" style:family="paragraph" style:parent-style-name="Standard">
      <style:text-properties fo:color="#000000" loext:opacity="100%" style:font-name="Times New Roman" fo:font-size="18pt" fo:font-weight="bold" officeooo:rsid="0039e932" officeooo:paragraph-rsid="0039e932" style:font-weight-asian="bold" style:font-weight-complex="bold"/>
    </style:style>
    <style:style style:name="P33" style:family="paragraph" style:parent-style-name="Standard">
      <style:text-properties fo:color="#000000" loext:opacity="100%" style:font-name="Times New Roman" fo:font-size="18pt" fo:font-weight="bold" officeooo:rsid="003a1ccf" officeooo:paragraph-rsid="003a1ccf" style:font-weight-asian="bold" style:font-weight-complex="bold"/>
    </style:style>
    <style:style style:name="P34" style:family="paragraph" style:parent-style-name="Standard">
      <style:text-properties fo:color="#000000" loext:opacity="100%" style:font-name="Times New Roman" fo:font-size="18pt" fo:font-weight="bold" officeooo:rsid="003b8da1" officeooo:paragraph-rsid="003b8da1" style:font-weight-asian="bold" style:font-weight-complex="bold"/>
    </style:style>
    <style:style style:name="P35" style:family="paragraph" style:parent-style-name="Standard">
      <style:text-properties fo:color="#000000" loext:opacity="100%" style:font-name="Times New Roman" fo:font-size="18pt" fo:font-weight="bold" officeooo:rsid="003ced86" officeooo:paragraph-rsid="003ced86" style:font-weight-asian="bold" style:font-weight-complex="bold"/>
    </style:style>
    <style:style style:name="P36" style:family="paragraph" style:parent-style-name="Standard">
      <style:text-properties fo:color="#000000" loext:opacity="100%" style:font-name="Times New Roman" fo:font-size="18pt" fo:font-weight="bold" officeooo:rsid="003ef2d1" officeooo:paragraph-rsid="003ef2d1" style:font-weight-asian="bold" style:font-weight-complex="bold"/>
    </style:style>
    <style:style style:name="P37" style:family="paragraph" style:parent-style-name="Standard">
      <style:text-properties fo:color="#000000" loext:opacity="100%" style:font-name="Times New Roman" fo:font-size="18pt" fo:font-weight="bold" officeooo:rsid="00417078" officeooo:paragraph-rsid="00417078" style:font-weight-asian="bold" style:font-weight-complex="bold"/>
    </style:style>
    <style:style style:name="P38" style:family="paragraph" style:parent-style-name="Standard">
      <style:text-properties fo:color="#000000" loext:opacity="100%" style:font-name="Times New Roman" fo:font-size="18pt" fo:font-weight="bold" officeooo:rsid="004361d4" officeooo:paragraph-rsid="004361d4" style:font-weight-asian="bold" style:font-weight-complex="bold"/>
    </style:style>
    <style:style style:name="P39" style:family="paragraph" style:parent-style-name="Standard">
      <style:text-properties fo:color="#000000" loext:opacity="100%" style:font-name="Times New Roman" fo:font-size="18pt" fo:font-weight="bold" officeooo:paragraph-rsid="004361d4"/>
    </style:style>
    <style:style style:name="P40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41" style:family="paragraph" style:parent-style-name="Standard">
      <style:text-properties fo:color="#d4d4d4" loext:opacity="100%" style:font-name="Droid Sans Mono" fo:font-size="8.39999961853027pt" fo:font-weight="normal" officeooo:rsid="00326933" officeooo:paragraph-rsid="00326933" fo:background-color="#1e1e1e" style:font-weight-asian="normal" style:font-weight-complex="normal"/>
    </style:style>
    <style:style style:name="P42" style:family="paragraph" style:parent-style-name="Standard">
      <style:text-properties fo:color="#d4d4d4" loext:opacity="100%" style:font-name="Droid Sans Mono" fo:font-size="8.39999961853027pt" fo:font-weight="normal" officeooo:rsid="003ced86" officeooo:paragraph-rsid="003ced86" fo:background-color="#1e1e1e" style:font-weight-asian="bold" style:font-weight-complex="bold"/>
    </style:style>
    <style:style style:name="P43" style:family="paragraph" style:parent-style-name="Standard">
      <style:text-properties fo:color="#d4d4d4" loext:opacity="100%" style:font-name="Droid Sans Mono" fo:font-size="8.39999961853027pt" fo:font-weight="normal" officeooo:rsid="00417078" officeooo:paragraph-rsid="00417078" fo:background-color="#1e1e1e" style:font-weight-asian="bold" style:font-weight-complex="bold"/>
    </style:style>
    <style:style style:name="P44" style:family="paragraph" style:parent-style-name="Standard">
      <style:paragraph-properties style:line-height-at-least="0.402cm"/>
    </style:style>
    <style:style style:name="P45" style:family="paragraph" style:parent-style-name="Standard">
      <style:text-properties officeooo:paragraph-rsid="003ced86"/>
    </style:style>
    <style:style style:name="T1" style:family="text">
      <style:text-properties fo:font-size="14pt" fo:font-weight="normal" officeooo:rsid="0021858d" style:font-weight-asian="normal" style:font-weight-complex="normal"/>
    </style:style>
    <style:style style:name="T2" style:family="text">
      <style:text-properties fo:font-size="14pt" fo:font-weight="normal" officeooo:rsid="002273d7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ea25" style:font-weight-asian="bold" style:font-weight-complex="bold"/>
    </style:style>
    <style:style style:name="T6" style:family="text">
      <style:text-properties officeooo:rsid="00260a5e"/>
    </style:style>
    <style:style style:name="T7" style:family="text">
      <style:text-properties fo:font-size="12pt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fo:font-size="12pt" fo:font-weight="normal" officeooo:rsid="0037f318" style:font-weight-asian="normal" style:font-weight-complex="normal"/>
    </style:style>
    <style:style style:name="T10" style:family="text">
      <style:text-properties fo:font-size="12pt" officeooo:rsid="0037f318"/>
    </style:style>
    <style:style style:name="T11" style:family="text">
      <style:text-properties fo:font-size="12pt" officeooo:rsid="003d9e08"/>
    </style:style>
    <style:style style:name="T12" style:family="text">
      <style:text-properties fo:font-size="12pt" officeooo:rsid="00417078"/>
    </style:style>
    <style:style style:name="T13" style:family="text">
      <style:text-properties fo:color="#000000" loext:opacity="100%" style:font-name="Times New Roman" fo:font-size="12pt" fo:font-weight="bold" officeooo:rsid="003d9e08" style:font-weight-asian="bold" style:font-weight-complex="bold"/>
    </style:style>
    <style:style style:name="T14" style:family="text">
      <style:text-properties fo:color="#a52a2a" loext:opacity="100%" fo:font-size="12pt" fo:font-weight="normal" style:font-weight-asian="normal" style:font-weight-complex="normal"/>
    </style:style>
    <style:style style:name="T15" style:family="text">
      <style:text-properties fo:color="#569cd6" loext:opacity="100%"/>
    </style:style>
    <style:style style:name="T16" style:family="text">
      <style:text-properties fo:color="#d4d4d4" loext:opacity="100%" style:font-name="Droid Sans Mono" fo:font-size="8.39999961853027pt" fo:font-weight="normal" fo:background-color="#1e1e1e" loext:char-shading-value="0"/>
    </style:style>
    <style:style style:name="T17" style:family="text">
      <style:text-properties fo:color="#9cdcfe" loext:opacity="100%"/>
    </style:style>
    <style:style style:name="T18" style:family="text">
      <style:text-properties fo:color="#dcdcaa" loext:opacity="100%"/>
    </style:style>
    <style:style style:name="T19" style:family="text">
      <style:text-properties fo:color="#c586c0" loext:opacity="100%"/>
    </style:style>
    <style:style style:name="T20" style:family="text">
      <style:text-properties fo:color="#4fc1ff" loext:opacity="100%"/>
    </style:style>
    <style:style style:name="T21" style:family="text">
      <style:text-properties fo:font-variant="normal" fo:text-transform="none" fo:color="#212121" loext:opacity="100%" style:font-name="arial" fo:font-size="9.60000038146973pt" fo:letter-spacing="normal" fo:font-style="normal" fo:font-weight="normal"/>
    </style:style>
    <style:style style:name="T22" style:family="text">
      <style:text-properties fo:font-variant="normal" fo:text-transform="none" fo:color="#212121" loext:opacity="100%" style:font-name="arial" fo:font-size="9.60000038146973pt" fo:letter-spacing="normal" fo:font-style="normal" fo:font-weight="normal" officeooo:rsid="003d9e08" fo:background-color="#eeeeee" loext:char-shading-value="0" style:font-weight-asian="normal" style:font-weight-complex="normal"/>
    </style:style>
    <style:style style:name="T23" style:family="text">
      <style:text-properties fo:color="#d7ba7d" loext:opacity="100%"/>
    </style:style>
    <style:style style:name="T24" style:family="text">
      <style:text-properties fo:color="#d7ba7d" loext:opacity="100%" fo:font-size="12pt"/>
    </style:style>
    <style:style style:name="T25" style:family="text">
      <style:text-properties fo:color="#d7ba7d" loext:opacity="100%" style:font-name="Droid Sans Mono" fo:font-size="8.39999961853027pt" fo:font-weight="normal" fo:background-color="#1e1e1e" loext:char-shading-value="0"/>
    </style:style>
    <style:style style:name="T26" style:family="text">
      <style:text-properties fo:color="#b5cea8" loext:opacity="100%"/>
    </style:style>
    <style:style style:name="T27" style:family="text">
      <style:text-properties fo:color="#b5cea8" loext:opacity="100%" style:font-name="Droid Sans Mono" fo:font-size="8.39999961853027pt" fo:font-weight="normal" fo:background-color="#1e1e1e" loext:char-shading-value="0"/>
    </style:style>
    <style:style style:name="T28" style:family="text">
      <style:text-properties fo:color="#ce9178" loext:opacity="100%"/>
    </style:style>
    <style:style style:name="T29" style:family="text">
      <style:text-properties officeooo:rsid="004361d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</text:p>
      <text:p text:style-name="P1"/>
      <text:p text:style-name="P2">Objective : <text:span text:style-name="T1">is </text:span><text:span text:style-name="T2">basically,</text:span><text:span text:style-name="T1"> to provide text area, where text is written &amp; </text:span></text:p>
      <text:p text:style-name="P7">written text needs to be recited. </text:p>
      <text:p text:style-name="P7"/>
      <text:p text:style-name="P9">Rate &amp; Pitch of voice should be configurable via a slider &amp; different voice option is </text:p>
      <text:p text:style-name="P9">provided. </text:p>
      <text:p text:style-name="P9"/>
      <text:p text:style-name="P9">Two buttons start &amp; stop is provided to start &amp; stop voice sound.</text:p>
      <text:p text:style-name="P9"/>
      <text:p text:style-name="P3">Challenge : </text:p>
      <text:p text:style-name="P10">all the items were along horizontally. </text:p>
      <text:p text:style-name="P10"/>
      <text:p text:style-name="P10">Make the align along vertical axis : </text:p>
      <text:p text:style-name="P10"><text:tab/>-&gt; make div a flex container </text:p>
      <text:p text:style-name="P10"><text:tab/><text:tab/>display:flex;</text:p>
      <text:p text:style-name="P10"><text:tab/><text:tab/>flex-direction : column;</text:p>
      <text:p text:style-name="P10"/>
      <text:p text:style-name="P11">Now, all the elements are vertically aligned. To bring them to center. Apply</text:p>
      <text:p text:style-name="P11">following <text:span text:style-name="T4">css properties </text:span>to <text:span text:style-name="T4">div</text:span></text:p>
      <text:p text:style-name="P11"><text:span text:style-name="T4"><text:tab/></text:span><text:span text:style-name="T6">margin-left : auto;</text:span></text:p>
      <text:p text:style-name="P11"><text:tab/><text:span text:style-name="T6">margin-right: auto;</text:span></text:p>
      <text:p text:style-name="P11"/>
      <text:p text:style-name="P11"/>
      <text:p text:style-name="P4">Challenge : </text:p>
      <text:p text:style-name="P12">Web API for speech : <text:span text:style-name="T5">SpeechRecognition </text:span></text:p>
      <text:p text:style-name="P13"><text:span text:style-name="T5">T</text:span><text:span text:style-name="T4">his api is for doing “speech to text”.</text:span></text:p>
      <text:p text:style-name="P18"/>
      <text:p text:style-name="P13">Valid API for speech to text is <text:span text:style-name="T4">“SpeechSynthesis”</text:span></text:p>
      <text:p text:style-name="P18"/>
      <text:p text:style-name="P13">Speech synthesis is accessed via the <text:a xlink:type="simple" xlink:href="https://developer.mozilla.org/en-US/docs/Web/API/SpeechSynthesis" text:style-name="Internet_20_link" text:visited-style-name="Visited_20_Internet_20_Link"><text:span text:style-name="Source_20_Text">SpeechSynthesis</text:span></text:a> interface, a text-to-speech component that allows programs to read out their text content (normally via the device's default speech synthesiser.)</text:p>
      <text:p text:style-name="P13"/>
      <text:p text:style-name="P14">var synth = window.speechSynthesis:</text:p>
      <text:p text:style-name="P14"/>
      <text:p text:style-name="P14">var voices = [];</text:p>
      <text:p text:style-name="P14"/>
      <text:p text:style-name="P14">voices = synth.getVoices();</text:p>
      <text:p text:style-name="P14">The <text:span text:style-name="Source_20_Text"><text:span text:style-name="Strong_20_Emphasis">getVoices()</text:span></text:span> method of the <text:a xlink:type="simple" xlink:href="https://developer.mozilla.org/en-US/docs/Web/API/SpeechSynthesis" text:style-name="Internet_20_link" text:visited-style-name="Visited_20_Internet_20_Link"><text:span text:style-name="Source_20_Text">SpeechSynthesis</text:span></text:a> interface returns a list of <text:a xlink:type="simple" xlink:href="https://developer.mozilla.org/en-US/docs/Web/API/SpeechSynthesisVoice" text:style-name="Internet_20_link" text:visited-style-name="Visited_20_Internet_20_Link"><text:span text:style-name="Source_20_Text">SpeechSynthesisVoice</text:span></text:a> objects representing all the available voices on the current device.</text:p>
      <text:p text:style-name="P14"/>
      <text:p text:style-name="P19">To speak out text written, use following syntax:</text:p>
      <text:p text:style-name="P15">var utterThis = <text:s/>new SpeechSynthesisUtterance(text.value);</text:p>
      <text:p text:style-name="P16">synth.speak(utterThis);</text:p>
      <text:p text:style-name="P16">The <text:span text:style-name="Strong_20_Emphasis"><text:span text:style-name="Source_20_Text">SpeechSynthesisUtterance</text:span></text:span> interface of the <text:a xlink:type="simple" xlink:href="https://developer.mozilla.org/en-US/docs/Web/API/Web_Speech_API" text:style-name="Internet_20_link" text:visited-style-name="Visited_20_Internet_20_Link">Web Speech API</text:a> represents a speech request. It contains the content the speech service should read and information about how to read it (e.g. language, pitch and volume.)</text:p>
      <text:p text:style-name="P16"/>
      <text:p text:style-name="P16"><text:soft-page-break/></text:p>
      <text:p text:style-name="P16"/>
      <text:p text:style-name="P17">To stop SpeechUtterance, </text:p>
      <text:p text:style-name="P17"/>
      <text:p text:style-name="P20">synth.cancel();</text:p>
      <text:p text:style-name="P20"/>
      <text:p text:style-name="P20"/>
      <text:p text:style-name="P21">Next target : is to provide different voices &amp; on change of voices it should fire </text:p>
      <text:p text:style-name="P21">i.e., start speaking from start.</text:p>
      <text:p text:style-name="P21"/>
      <text:p text:style-name="P8">Note : <text:span text:style-name="T8"><text:s/>voices of speech available varies with the browser, that is option of</text:span></text:p>
      <text:p text:style-name="P24">available speeches are not static , it depends upon the browser. </text:p>
      <text:p text:style-name="P24"/>
      <text:p text:style-name="P24">So, first find all available voices &amp; the create menu list accordingly.</text:p>
      <text:p text:style-name="P24"/>
      <text:p text:style-name="P5">Challenge : <text:span text:style-name="T8">On changing the selected voices by user, it should not revert back to </text:span></text:p>
      <text:p text:style-name="P25">original value after audio speech completion. </text:p>
      <text:p text:style-name="P25"/>
      <text:p text:style-name="P6"><text:span text:style-name="T8">How, to know which </text:span><text:span text:style-name="T7">option</text:span><text:span text:style-name="T8"> of </text:span><text:span text:style-name="T7">list(select) </text:span><text:span text:style-name="T8">has been seleted in html way, </text:span></text:p>
      <text:p text:style-name="P26">so that we can extract, the data-name, data-lang property.</text:p>
      <text:p text:style-name="P26"/>
      <text:p text:style-name="P41"><text:span text:style-name="T15">var</text:span> <text:span text:style-name="T17">voices_available</text:span> = <text:span text:style-name="T17">synth</text:span>.<text:span text:style-name="T18">getVoices</text:span>();</text:p>
      <text:p text:style-name="P44"/>
      <text:p text:style-name="P40"><text:span text:style-name="T17">voices_available</text:span>.<text:span text:style-name="T18">forEach</text:span>((<text:span text:style-name="T17">a</text:span>) <text:span text:style-name="T15">=&gt;</text:span> {</text:p>
      <text:p text:style-name="P40"><text:span text:style-name="T19">if</text:span> (<text:span text:style-name="T17">a</text:span>.<text:span text:style-name="T20">name</text:span> === <text:span text:style-name="T20">voice_list</text:span>[<text:span text:style-name="T20">voice_list</text:span>.<text:span text:style-name="T17">selectedIndex</text:span>].<text:span text:style-name="T17">dataset</text:span>.<text:span text:style-name="T17">name</text:span>)</text:p>
      <text:p text:style-name="P40"><text:span text:style-name="T17">utterThis</text:span>.<text:span text:style-name="T17">voice</text:span> = <text:span text:style-name="T17">a</text:span>;</text:p>
      <text:p text:style-name="P40">});</text:p>
      <text:p text:style-name="P26"/>
      <text:p text:style-name="P26"/>
      <text:p text:style-name="P27">Challenge : <text:span text:style-name="T8">How to traverse through the &lt;select&gt; tag options &amp; check </text:span></text:p>
      <text:p text:style-name="P27"><text:span text:style-name="T8">if it got selected or not ?</text:span></text:p>
      <text:p text:style-name="P27"><text:span text:style-name="T8"/></text:p>
      <text:p text:style-name="P28"><text:span text:style-name="T8">document.getElementById(</text:span><text:span text:style-name="T14">"mySelect"</text:span><text:span text:style-name="T8">).selectedIndex = </text:span><text:span text:style-name="T14">"2"</text:span><text:span text:style-name="T8">; </text:span></text:p>
      <text:p text:style-name="P22"><text:span text:style-name="T8">The selectedIndex property sets or returns the index of the selected option in a drop-down list.</text:span></text:p>
      <text:p text:style-name="Text_20_body">The index starts at 0.</text:p>
      <text:p text:style-name="Text_20_body"><text:span text:style-name="T3">Note:</text:span> If the drop-down list allows multiple selections it will only return the index of the first option selected.</text:p>
      <text:p text:style-name="Text_20_body"><text:span text:style-name="Strong_20_Emphasis">Note:</text:span> The value "-1" will deselect all options (if any).</text:p>
      <text:p text:style-name="Text_20_body"><text:span text:style-name="Strong_20_Emphasis">Note:</text:span> If no option is selected, the selectedIndex property will return -1.</text:p>
      <text:p text:style-name="P28"><text:span text:style-name="T8"/></text:p>
      <text:p text:style-name="P29">Challenge : <text:span text:style-name="T8">List is getting build again &amp; again &amp; this is causing repetiton of same set of </text:span></text:p>
      <text:p text:style-name="P29"><text:span text:style-name="T8">options.</text:span></text:p>
      <text:p text:style-name="P29"><text:span text:style-name="T8"/></text:p>
      <text:p text:style-name="P32"><text:span text:style-name="T7">Solution : </text:span><text:span text:style-name="T8">Build the list to event -&gt; “voiceschanged” thus it will build only when voices available </text:span></text:p>
      <text:p text:style-name="P32"><text:span text:style-name="T8">changes. </text:span></text:p>
      <text:p text:style-name="P29"><text:span text:style-name="T8"/></text:p>
      <text:p text:style-name="P30">Challenge : <text:span text:style-name="T8">Text should be spoken on start, on change of rate, on change of pitch,</text:span></text:p>
      <text:p text:style-name="P30"><text:span text:style-name="T8">on change of language.</text:span></text:p>
      <text:p text:style-name="P30"><text:soft-page-break/><text:span text:style-name="T8"><text:tab/></text:span><text:span text:style-name="T10">Add eventlistener to all </text:span><text:span text:style-name="T9">start button, rate input button, pitch button, language</text:span></text:p>
      <text:p text:style-name="P31"><text:span text:style-name="T8">select option on </text:span><text:span text:style-name="T7">event </text:span><text:span text:style-name="T8">“change”.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3">Learning : <text:span text:style-name="T8">speechSynthesis is a global variable. </text:span></text:p>
      <text:p text:style-name="P33"><text:span text:style-name="T8"/></text:p>
      <text:p text:style-name="P33"><text:span text:style-name="T8">SpeechSynthesisUtterance is an object we will manipulate 4 properties,</text:span></text:p>
      <text:p text:style-name="P33"><text:span text:style-name="T8">rate, pitch, text, voice.</text:span></text:p>
      <text:p text:style-name="P33"><text:span text:style-name="T8"/></text:p>
      <text:p text:style-name="P33"><text:span text:style-name="T8"/></text:p>
      <text:p text:style-name="P34"><text:span text:style-name="T8">Css property : </text:span></text:p>
      <text:p text:style-name="P34"><text:span text:style-name="T8">cursor : value ; // it specifiy how mouse cursor will change on being hovered over</text:span></text:p>
      <text:p text:style-name="P34"><text:span text:style-name="T8">the html element</text:span></text:p>
      <text:p text:style-name="P34"><text:span text:style-name="T8"/></text:p>
      <text:p text:style-name="P35"><text:span text:style-name="T7">body{</text:span></text:p>
      <text:p text:style-name="P35"><text:span text:style-name="T7"><text:tab/>align-items : center; // </text:span><text:span text:style-name="T11">this ensures that elements are aligned <text:s/>vertically</text:span></text:p>
      <text:p text:style-name="P45"><text:span text:style-name="T13">// </text:span><text:span text:style-name="Source_20_Text"><text:span text:style-name="T22">center</text:span></text:span></text:p>
      <text:p text:style-name="P23"><text:span text:style-name="T21">The flex items' margin boxes are centered within the line on the cross-axis. If the cross-size of an item is larger than the flex container, it will overflow equally in both directions.</text:span><text:line-break/></text:p>
      <text:p text:style-name="P35"><text:span text:style-name="T7">}</text:span></text:p>
      <text:p text:style-name="P35"><text:span text:style-name="T7"/></text:p>
      <text:p text:style-name="P36"><text:span text:style-name="T7">This ensure that button slides down to create nice effect.</text:span></text:p>
      <text:p text:style-name="P35"><text:span text:style-name="T7"/></text:p>
      <text:p text:style-name="P42"><text:span text:style-name="T24">.voiceinator</text:span><text:span text:style-name="T7"> </text:span><text:span text:style-name="T24">button:active</text:span><text:span text:style-name="T7"> {</text:span></text:p>
      <text:p text:style-name="P40"><text:span text:style-name="T17">top</text:span>: <text:span text:style-name="T26">20px</text:span>;</text:p>
      <text:p text:style-name="P40">}</text:p>
      <text:p text:style-name="P35"><text:span text:style-name="T7"/></text:p>
      <text:p text:style-name="P35"><text:span text:style-name="T7">// </text:span><text:span text:style-name="T12">box-sizing made button align along x-axis rather than y -axis</text:span></text:p>
      <text:p text:style-name="P43"><text:span text:style-name="T23">html</text:span> {</text:p>
      <text:p text:style-name="P40"><text:span text:style-name="T17">font-size</text:span>: <text:span text:style-name="T26">10px</text:span>;</text:p>
      <text:p text:style-name="P40"><text:span text:style-name="T17">box-sizing</text:span>: <text:span text:style-name="T28">border-box</text:span>; </text:p>
      <text:p text:style-name="P40">}</text:p>
      <text:p text:style-name="P37"/>
      <text:p text:style-name="P37"/>
      <text:p text:style-name="P39"><text:span text:style-name="T29">Read about box-sizing, </text:span><text:span text:style-name="T25">.voiceinator</text:span><text:span text:style-name="T16"> </text:span><text:span text:style-name="T25">button:nth-of-type</text:span><text:span text:style-name="T16">(</text:span><text:span text:style-name="T27">1</text:span><text:span text:style-name="T16">) {</text:span></text:p>
      <text:p text:style-name="P40"><text:span text:style-name="T17">margin-right</text:span>: <text:span text:style-name="T26">2%</text:span>;</text:p>
      <text:p text:style-name="P40">}</text:p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arial" svg:font-family="arial, x-locale-body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5T22:43:17.151595110</meta:creation-date>
    <meta:generator>LibreOffice/7.0.4.2$Linux_X86_64 LibreOffice_project/1c5f81ee28659974774060c3fe084e73b3bd074b</meta:generator>
    <dc:date>2021-02-21T23:57:57.013759858</dc:date>
    <meta:editing-duration>PT9H26M46S</meta:editing-duration>
    <meta:editing-cycles>41</meta:editing-cycles>
    <meta:document-statistic meta:table-count="0" meta:image-count="0" meta:object-count="0" meta:page-count="3" meta:paragraph-count="84" meta:word-count="639" meta:character-count="4051" meta:non-whitespace-character-count="3458"/>
  </office:meta>
</office:document-meta>
</file>